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14cb" officeooo:paragraph-rsid="000414c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414cb" officeooo:paragraph-rsid="000414cb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RIT</text:p>
      <text:p text:style-name="P1">Information scienc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7:55:46.848224669</meta:creation-date>
    <dc:date>2014-04-30T17:56:37.683843000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4" meta:non-whitespace-character-count="23"/>
    <meta:generator>LibreOffice/4.1.3.2$Linux_x86 LibreOffice_project/410m0$Build-2</meta:generator>
  </office:meta>
</office:document-meta>
</file>